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201935EAA5D2B3D217.png" manifest:media-type="image/png"/>
  <manifest:file-entry manifest:full-path="Pictures/1000020100000012000000123CB7C8A6FDD28A04.png" manifest:media-type="image/png"/>
  <manifest:file-entry manifest:full-path="Pictures/100002010000002A000000345C8D458A522054A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/>
      <style:text-properties fo:language="en" fo:country="US"/>
    </style:style>
    <style:style style:name="P8" style:family="paragraph" style:parent-style-name="Standard">
      <style:paragraph-properties fo:margin-top="0cm" fo:margin-bottom="0.499cm" loext:contextual-spacing="false"/>
    </style:style>
    <style:style style:name="P9" style:family="paragraph">
      <style:paragraph-properties fo:text-align="start"/>
      <style:text-properties style:text-line-through-style="none" style:text-line-through-type="none" fo:font-family="'Liberation Mono'" style:font-family-generic="modern" style:font-pitch="fixed" fo:font-size="10pt" fo:font-style="normal" style:text-underline-style="none"/>
    </style:style>
    <style:style style:name="T1" style:family="text">
      <style:text-properties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enctype="multipart/formdata" form:method="post" form:control-implementation="ooo:com.sun.star.form.component.Form" office:target-frame="" xlink:href="https://shuttleworthfoundation.formstack.com/forms/index.php" xlink:type="simple">
          <form:properties>
            <form:property form:property-name="PropertyChangeNotificationEnabled" office:value-type="boolean" office:boolean-value="true"/>
          </form:properties>
          <form:text form:name="field33844424-first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eld33844424-last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eld33844425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  <form:form form:apply-filter="true" form:enctype="multipart/formdata" form:method="post" form:control-implementation="ooo:com.sun.star.form.component.Form" office:target-frame="" xlink:href="https://shuttleworthfoundation.formstack.com/forms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a xlink:type="simple" xlink:href="https://www.shuttleworthfoundation.org/"><draw:frame draw:style-name="fr1" draw:name="Image1" text:anchor-type="as-char" svg:width="1.164cm" svg:height="0.609cm" draw:z-index="5"><draw:image xlink:href="Pictures/100002010000002A000000345C8D458A522054A9.png" xlink:type="simple" xlink:show="embed" xlink:actuate="onLoad"/><svg:title>The Shuttleworth Foundation</svg:title></draw:frame></draw:a><text:a xlink:type="simple" xlink:href="https://www.shuttleworthfoundation.org/" text:style-name="Internet_20_link" text:visited-style-name="Visited_20_Internet_20_Link"> </text:a></text:p>
      <text:list xml:id="list3118816022601620089" text:style-name="L1">
        <text:list-item>
          <text:p text:style-name="P5"><text:a xlink:type="simple" xlink:href="https://www.shuttleworthfoundation.org/about" text:style-name="Internet_20_link" text:visited-style-name="Visited_20_Internet_20_Link">About </text:a></text:p>
          <text:list>
            <text:list-item>
              <text:p text:style-name="P5"/>
            </text:list-item>
          </text:list>
        </text:list-item>
        <text:list-item>
          <text:p text:style-name="P5"><text:a xlink:type="simple" xlink:href="https://www.shuttleworthfoundation.org/fellows" text:style-name="Internet_20_link" text:visited-style-name="Visited_20_Internet_20_Link">Fellows </text:a></text:p>
          <text:list>
            <text:list-item>
              <text:p text:style-name="P5"/>
            </text:list-item>
          </text:list>
        </text:list-item>
        <text:list-item>
          <text:p text:style-name="P5"><text:a xlink:type="simple" xlink:href="https://www.shuttleworthfoundation.org/open" text:style-name="Internet_20_link" text:visited-style-name="Visited_20_Internet_20_Link">Open</text:a> </text:p>
        </text:list-item>
        <text:list-item>
          <text:p text:style-name="P1"><text:a xlink:type="simple" xlink:href="https://www.shuttleworthfoundation.org/thinking" text:style-name="Internet_20_link" text:visited-style-name="Visited_20_Internet_20_Link">Thinking</text:a> </text:p>
        </text:list-item>
      </text:list>
      <text:section text:style-name="Sect1" text:name="application">
        <text:h text:style-name="Heading_20_1" text:outline-level="1"><text:span text:style-name="T1">Apply Now!</text:span> </text:h>
        <text:h text:style-name="Heading_20_2" text:outline-level="2"><text:bookmark text:name="form"/>Applications for the March 2017 intake will close on 1 November 2016 </text:h>
        <text:h text:style-name="Heading_20_2" text:outline-level="2"><text:bookmark text:name="form1"/>A full application comprises of </text:h>
        <text:list xml:id="list946429705116408631" text:style-name="L2">
          <text:list-item>
            <text:p text:style-name="P6">this online application form </text:p>
          </text:list-item>
          <text:list-item>
            <text:p text:style-name="P6">your application video - not longer than 5 minutes </text:p>
          </text:list-item>
          <text:list-item>
            <text:p text:style-name="P6">your resume </text:p>
          </text:list-item>
          <text:list-item>
            <text:p text:style-name="P2">Please use no more that 1500 characters per essay question </text:p>
          </text:list-item>
        </text:list>
        <text:section text:style-name="Sect1" text:name="fsPage2053378-1">
          <text:p text:style-name="Text_20_body"/>
          <text:section text:style-name="Sect1" text:name="fsRow2053378-1">
            <text:p text:style-name="Text_20_body"/>
            <text:section text:style-name="Sect1" text:name="fsCell33844424">
              <text:p text:style-name="P7"><text:bookmark text:name="label33844424"/>Name* </text:p>
              <text:p text:style-name="P4"><text:bookmark text:name="field33844424-first"/><draw:control text:anchor-type="as-char" draw:z-index="0" draw:style-name="gr1" draw:text-style-name="P9" svg:width="7.039cm" svg:height="0.874cm" draw:control="control1"/> </text:p>
              <text:p text:style-name="P4"><text:bookmark text:name="field33844424-last"/><draw:control text:anchor-type="as-char" draw:z-index="1" draw:style-name="gr1" draw:text-style-name="P9" svg:width="7.039cm" svg:height="0.874cm" draw:control="control2"/> </text:p>
            </text:section>
          </text:section>
          <text:section text:style-name="Sect1" text:name="fsRow2053378-2">
            <text:p text:style-name="Text_20_body"/>
            <text:section text:style-name="Sect1" text:name="fsCell33844425">
              <text:p text:style-name="P3">* <text:bookmark text:name="field33844425"/><draw:control text:anchor-type="as-char" draw:z-index="2" draw:style-name="gr1" draw:text-style-name="P9" svg:width="17.357cm" svg:height="0.874cm" draw:control="control3"/> </text:p>
            </text:section>
          </text:section>
          <text:section text:style-name="Sect1" text:name="fsRow2053378-3">
            <text:p text:style-name="Text_20_body"/>
            <text:section text:style-name="Sect1" text:name="fsCell33844426">
              <text:p text:style-name="P7">Date of Birth* </text:p>
            </text:section>
          </text:section>
        </text:section>
      </text:section>
      <text:section text:style-name="Sect1" text:name="Section1">
        <text:p text:style-name="Text_20_body"><text:bookmark text:name="fsRow2053378-3"/></text:p>
        <text:section text:style-name="Sect1" text:name="Section2">
          <text:p text:style-name="Text_20_body"><text:bookmark text:name="fsCell33844426"/><draw:frame draw:style-name="fr2" draw:name="Image2" text:anchor-type="as-char" svg:width="0.476cm" svg:height="0.476cm" draw:z-index="3"><draw:image xlink:href="Pictures/1000020100000012000000123CB7C8A6FDD28A04.png" xlink:type="simple" xlink:show="embed" xlink:actuate="onLoad"/><svg:title>Select Date</svg:title></draw:frame> </text:p>
          <text:section text:style-name="Sect1" text:name="fsCalendar33844426">
            <text:p text:style-name="Text_20_body"/>
          </text:section>
        </text:section>
      </text:section>
      <text:section text:style-name="Sect1" text:name="fsRow2053378-4">
        <text:p text:style-name="Text_20_body"><text:soft-page-break/></text:p>
        <text:section text:style-name="Sect1" text:name="fsCell33844427">
          <text:p text:style-name="P7">Gender* </text:p>
          <text:p text:style-name="P7">Male Female Rather not say </text:p>
        </text:section>
      </text:section>
      <text:section text:style-name="Sect1" text:name="fsRow2053378-5">
        <text:p text:style-name="Text_20_body"/>
        <text:section text:style-name="Sect1" text:name="fsCell33844429">
          <text:p text:style-name="Text_20_body"/>
        </text:section>
      </text:section>
      <text:section text:style-name="Sect1" text:name="fsRow2053378-6">
        <text:p text:style-name="Text_20_body"/>
        <text:section text:style-name="Sect1" text:name="fsCell33844431">
          <text:p text:style-name="P3">* </text:p>
        </text:section>
      </text:section>
      <text:section text:style-name="Sect1" text:name="Section3">
        <text:p text:style-name="Text_20_body"><text:bookmark text:name="fsRow2053378-6"/></text:p>
        <text:section text:style-name="Sect1" text:name="Section4">
          <text:p text:style-name="Text_20_body"><text:bookmark text:name="fsCell33844431"/></text:p>
          <text:section text:style-name="Sect1" text:name="fsSupporting33844431">
            <text:p text:style-name="Text_20_body">(A description of the status quo and context in which you will be working)</text:p>
          </text:section>
        </text:section>
      </text:section>
      <text:section text:style-name="Sect1" text:name="fsRow2053378-7">
        <text:p text:style-name="Text_20_body"/>
        <text:section text:style-name="Sect1" text:name="fsCell33844432">
          <text:p text:style-name="P3">* </text:p>
        </text:section>
      </text:section>
      <text:section text:style-name="Sect1" text:name="Section5">
        <text:p text:style-name="Text_20_body"><text:bookmark text:name="fsRow2053378-7"/></text:p>
        <text:section text:style-name="Sect1" text:name="Section6">
          <text:p text:style-name="Text_20_body"><text:bookmark text:name="fsCell33844432"/></text:p>
          <text:section text:style-name="Sect1" text:name="fsSupporting33844432">
            <text:p text:style-name="Text_20_body">(A description of what you want to change about the status quo, in the world, your personal vision for this area)</text:p>
          </text:section>
        </text:section>
      </text:section>
      <text:section text:style-name="Sect1" text:name="fsRow2053378-8">
        <text:p text:style-name="Text_20_body"/>
        <text:section text:style-name="Sect1" text:name="fsCell33844433">
          <text:p text:style-name="P3">* </text:p>
        </text:section>
      </text:section>
      <text:section text:style-name="Sect1" text:name="Section7">
        <text:p text:style-name="Text_20_body"><text:bookmark text:name="fsRow2053378-8"/></text:p>
        <text:section text:style-name="Sect1" text:name="Section8">
          <text:p text:style-name="Text_20_body"><text:bookmark text:name="fsCell33844433"/></text:p>
          <text:section text:style-name="Sect1" text:name="fsSupporting33844433">
            <text:p text:style-name="Text_20_body">(Describe the innovations or questions you would like to explore during the fellowship year)</text:p>
          </text:section>
        </text:section>
      </text:section>
      <text:section text:style-name="Sect1" text:name="fsRow2053378-9">
        <text:p text:style-name="Text_20_body"/>
        <text:section text:style-name="Sect1" text:name="fsCell33844434">
          <text:p text:style-name="P3">* </text:p>
        </text:section>
      </text:section>
      <text:section text:style-name="Sect1" text:name="Section9">
        <text:p text:style-name="Text_20_body"><text:bookmark text:name="fsRow2053378-9"/></text:p>
        <text:section text:style-name="Sect1" text:name="Section10">
          <text:p text:style-name="Text_20_body"><text:bookmark text:name="fsCell33844434"/></text:p>
          <text:section text:style-name="Sect1" text:name="fsSupporting33844434">
            <text:p text:style-name="Text_20_body">(A description of what you actually plan to do during the year)</text:p>
          </text:section>
        </text:section>
      </text:section>
      <text:section text:style-name="Sect1" text:name="fsRow2053378-10">
        <text:p text:style-name="Text_20_body"/>
        <text:section text:style-name="Sect1" text:name="fsCell33844889">
          <text:p text:style-name="P3">* </text:p>
        </text:section>
      </text:section>
      <text:section text:style-name="Sect1" text:name="Section11">
        <text:p text:style-name="Text_20_body"><text:bookmark text:name="fsPage2053378-1"/></text:p>
        <text:section text:style-name="Sect1" text:name="fsRow2053378-11">
          <text:p text:style-name="Text_20_body"/>
          <text:section text:style-name="Sect1" text:name="fsCell33844437">
            <text:p text:style-name="P3"><text:soft-page-break/>* </text:p>
          </text:section>
        </text:section>
        <text:section text:style-name="Sect1" text:name="fsRow2053378-12">
          <text:p text:style-name="Text_20_body"/>
          <text:section text:style-name="Sect1" text:name="fsCell33844435">
            <text:p text:style-name="P7">7) Does your idea/project have a name?* </text:p>
            <text:p text:style-name="P7">Yes No </text:p>
          </text:section>
        </text:section>
        <text:section text:style-name="Sect1" text:name="fsRow2053378-14">
          <text:p text:style-name="Text_20_body"/>
          <text:section text:style-name="Sect1" text:name="fsCell33844438">
            <text:p text:style-name="P7">8) Have you started implementation of the idea?* </text:p>
            <text:p text:style-name="P7">Yes No </text:p>
          </text:section>
        </text:section>
        <text:section text:style-name="Sect1" text:name="fsRow2053378-15">
          <text:p text:style-name="Text_20_body"/>
          <text:section text:style-name="Sect1" text:name="fsCell33844440">
            <text:p text:style-name="P7">9) How have you funded your initiative in the past?* </text:p>
            <text:p text:style-name="P7">Self funded Family and friends Not funded yet Angel investor Venture capital Other </text:p>
          </text:section>
        </text:section>
        <text:section text:style-name="Sect1" text:name="fsRow2053378-17">
          <text:p text:style-name="Text_20_body"/>
          <text:section text:style-name="Sect1" text:name="fsCell33846539">
            <text:p text:style-name="P3">* </text:p>
          </text:section>
        </text:section>
        <text:section text:style-name="Sect1" text:name="fsRow2053378-18">
          <text:p text:style-name="Text_20_body"/>
          <text:section text:style-name="Sect1" text:name="fsCell33844443">
            <text:p text:style-name="P7">11) Do you intend to implement the idea as a for profit or not for profit initiative?* </text:p>
            <text:p text:style-name="P7">For profit Not for profit Haven't thought about it... </text:p>
          </text:section>
        </text:section>
        <text:section text:style-name="Sect1" text:name="fsRow2053378-19">
          <text:p text:style-name="Text_20_body"/>
          <text:section text:style-name="Sect1" text:name="fsCell33844444">
            <text:p text:style-name="P3">12) Where will you be based during the fellowship? </text:p>
          </text:section>
        </text:section>
        <text:section text:style-name="Sect1" text:name="fsRow2053378-20">
          <text:p text:style-name="Text_20_body"/>
          <text:section text:style-name="Sect1" text:name="fsCell33844445">
            <text:p text:style-name="P3">* </text:p>
          </text:section>
        </text:section>
        <text:section text:style-name="Sect1" text:name="fsRow2053378-21">
          <text:p text:style-name="Text_20_body"/>
          <text:section text:style-name="Sect1" text:name="fsCell33844446">
            <text:p text:style-name="P3">* </text:p>
          </text:section>
        </text:section>
        <text:section text:style-name="Sect1" text:name="fsRow2053378-22">
          <text:p text:style-name="Text_20_body"/>
          <text:section text:style-name="Sect1" text:name="fsCell33844447">
            <text:p text:style-name="P7">13) Where will you implement your idea?* </text:p>
            <text:p text:style-name="P7">Same as above Online Other country or city </text:p>
          </text:section>
        </text:section>
        <text:section text:style-name="Sect1" text:name="fsRow2053378-25">
          <text:p text:style-name="Text_20_body"/>
          <text:section text:style-name="Sect1" text:name="fsCell33844450">
            <text:p text:style-name="P7">14) Do you have an online presence?* </text:p>
            <text:p text:style-name="P7">Yes No </text:p>
          </text:section>
        </text:section>
        <text:section text:style-name="Sect1" text:name="fsRow2053378-27">
          <text:p text:style-name="Text_20_body"/>
          <text:section text:style-name="Sect1" text:name="fsCell33846584">
            <text:p text:style-name="P7">15) Does the idea/project have an online presence?* </text:p>
            <text:p text:style-name="P7">Yes No </text:p>
          </text:section>
        </text:section>
        <text:section text:style-name="Sect1" text:name="fsRow2053378-29">
          <text:p text:style-name="Text_20_body"/>
          <text:section text:style-name="Sect1" text:name="fsCell33844456">
            <text:p text:style-name="P7">* </text:p>
            <text:p text:style-name="P7">File uploads may not work on some mobile devices.</text:p>
            <text:section text:style-name="Sect1" text:name="fsSupporting33844456">
              <text:p text:style-name="P4"><text:soft-page-break/>PDF file is preferable.</text:p>
            </text:section>
          </text:section>
        </text:section>
        <text:section text:style-name="Sect1" text:name="fsRow2053378-30">
          <text:p text:style-name="Text_20_body"/>
          <text:section text:style-name="Sect1" text:name="fsCell33844457">
            <text:p text:style-name="P3">* </text:p>
            <text:section text:style-name="Sect1" text:name="fsSupporting33844457">
              <text:p text:style-name="Text_20_body">Vimeo or YouTube preferable. Facebook or Dropbox links not accepted</text:p>
            </text:section>
          </text:section>
        </text:section>
        <text:section text:style-name="Sect1" text:name="fsRow2053378-31">
          <text:p text:style-name="Text_20_body"/>
          <text:section text:style-name="Sect1" text:name="fsCell33844458">
            <text:p text:style-name="Text_20_body"/>
          </text:section>
        </text:section>
        <text:section text:style-name="Sect1" text:name="fsRow2053378-32">
          <text:p text:style-name="Text_20_body"/>
          <text:section text:style-name="Sect1" text:name="fsCell33845145">
            <text:p text:style-name="P7">I acknowledge that:* </text:p>
            <text:p text:style-name="P7">This video is purpose made for this application. This video link points to a video available on a video hosting service like Vimeo or YouTube. </text:p>
          </text:section>
        </text:section>
        <text:section text:style-name="Sect1" text:name="fsRow2053378-33">
          <text:p text:style-name="Text_20_body"/>
          <text:section text:style-name="Sect1" text:name="fsCell33844455">
            <text:p text:style-name="P7">16. Have you applied for a Shuttleworth Foundation Fellowship in a previous round?* </text:p>
            <text:p text:style-name="P7">Yes No </text:p>
          </text:section>
        </text:section>
        <text:section text:style-name="Sect1" text:name="fsRow2053378-34">
          <text:p text:style-name="Text_20_body"/>
          <text:section text:style-name="Sect1" text:name="fsCell33844454">
            <text:p text:style-name="P7">15. How did you hear about the Shuttleworth Foundation Fellowship Program?* </text:p>
            <text:p text:style-name="P7">Friend Current/Past Fellow On the web In the mainstream media At a conference Other </text:p>
          </text:section>
        </text:section>
        <text:section text:style-name="Sect1" text:name="fsRow2053378-35">
          <text:p text:style-name="Text_20_body"/>
          <text:section text:style-name="Sect1" text:name="fsCell33845182">
            <text:p text:style-name="P7">I acknowledge that:* </text:p>
            <text:p text:style-name="P7">I have read and understood the Foundation Privacy Policy: https://shuttleworthfoundation.org/privacy/ I have read and understood the Terms and Conditions of the website: https://shuttleworthfoundation.org/terms/ I am above the age of majority in my country of residence and can legally enter into contracts. I understand that the Foundation will require all intellectual property created as part of the Fellowship to be openly licensed. I understand that if my project has a for-profit element, the Foundation will ask for an equity stake based on the investment made. I understand that if my application is incomplete in any way, it will not be reviewed. It will be excluded for this round. </text:p>
          </text:section>
        </text:section>
      </text:section>
      <text:section text:style-name="Sect1" text:name="fsSubmit2053378">
        <text:p text:style-name="Text_20_body"/>
      </text:section>
      <text:section text:style-name="Sect1" text:name="Section12">
        <text:p text:style-name="Text_20_body"><text:bookmark text:name="application"/></text:p>
        <text:section text:style-name="Sect1" text:name="Section13">
          <text:p text:style-name="Text_20_body"><text:bookmark text:name="fsSubmit2053378"/></text:p>
        </text:section>
      </text:section>
      <text:p text:style-name="Text_20_body"><text:a xlink:type="simple" xlink:href="https://www.shuttleworthfoundation.org/team" text:style-name="Internet_20_link" text:visited-style-name="Visited_20_Internet_20_Link">Team</text:a> <text:a xlink:type="simple" xlink:href="https://www.shuttleworthfoundation.org/thinking" text:style-name="Internet_20_link" text:visited-style-name="Visited_20_Internet_20_Link">Thinking</text:a> <text:a xlink:type="simple" xlink:href="https://www.shuttleworthfoundation.org/terms" text:style-name="Internet_20_link" text:visited-style-name="Visited_20_Internet_20_Link">Terms</text:a> <text:a xlink:type="simple" xlink:href="https://www.shuttleworthfoundation.org/privacy" text:style-name="Internet_20_link" text:visited-style-name="Visited_20_Internet_20_Link">Privacy</text:a> <text:a xlink:type="simple" xlink:href="https://www.shuttleworthfoundation.org/contact" text:style-name="Internet_20_link" text:visited-style-name="Visited_20_Internet_20_Link">Contact</text:a> </text:p>
      <text:p text:style-name="Text_20_body"><draw:frame draw:style-name="fr2" draw:name="Image3" text:anchor-type="as-char" svg:width="2.646cm" svg:height="0.847cm" draw:z-index="4"><draw:image xlink:href="Pictures/1000000000000064000000201935EAA5D2B3D217.png" xlink:type="simple" xlink:show="embed" xlink:actuate="onLoad"/><svg:title>Creative Commons Attribution ShareAlike 3.0 License</svg:title></draw:frame> </text:p>
      <text:p text:style-name="Text_20_body">This work is licensed under a<text:line-break/>Creative Commons Attribution -ShareAlike 3.0 Licens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02:24:04.235998850</meta:creation-date>
    <dc:date>2016-10-25T02:24:50.486193472</dc:date>
    <meta:editing-duration>PT46S</meta:editing-duration>
    <meta:editing-cycles>1</meta:editing-cycles>
    <meta:document-statistic meta:table-count="0" meta:image-count="3" meta:object-count="0" meta:page-count="4" meta:paragraph-count="66" meta:word-count="470" meta:character-count="2732" meta:non-whitespace-character-count="2274"/>
    <meta:generator>LibreOffice/5.2.2.2$Linux_X86_64 LibreOffice_project/20m0$Build-2</meta:generator>
  </office:meta>
</office:document-meta>
</file>